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Papyrus" svg:font-family="Papyrus" style:font-family-generic="script" style:font-pitch="variable" svg:panose-1="3 7 5 2 6 5 2 3 2 5"/>
    <style:font-face style:name="Cambria Math" svg:font-family="Cambria Math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Papyrus" fo:font-weight="bold" style:font-weight-asian="bold" style:font-weight-complex="bold" fo:font-size="9pt" style:font-size-asian="9pt" style:font-size-complex="9pt"/>
    </style:style>
    <style:style style:name="P2" style:parent-style-name="Standard" style:family="paragraph">
      <style:paragraph-properties fo:text-align="center"/>
      <style:text-properties style:font-name="Papyrus" fo:font-size="9pt" style:font-size-asian="9pt" style:font-size-complex="9pt"/>
    </style:style>
    <style:style style:name="P3" style:parent-style-name="Standard" style:family="paragraph">
      <style:paragraph-properties fo:text-align="center"/>
      <style:text-properties style:font-name="Papyrus" fo:font-style="italic" style:font-style-asian="italic" style:font-style-complex="italic" fo:font-size="9pt" style:font-size-asian="9pt" style:font-size-complex="9pt"/>
    </style:style>
    <style:style style:name="P4" style:parent-style-name="Standard" style:family="paragraph">
      <style:paragraph-properties fo:text-align="center"/>
      <style:text-properties style:font-name="Papyrus" fo:font-style="italic" style:font-style-asian="italic" style:font-style-complex="italic" fo:font-size="9pt" style:font-size-asian="9pt" style:font-size-complex="9pt"/>
    </style:style>
    <style:style style:name="P5" style:parent-style-name="Standard" style:family="paragraph">
      <style:paragraph-properties fo:text-align="center"/>
      <style:text-properties style:font-name="Papyrus" fo:font-style="italic" style:font-style-asian="italic" style:font-style-complex="italic" fo:font-size="9pt" style:font-size-asian="9pt" style:font-size-complex="9pt"/>
    </style:style>
    <style:style style:name="P6" style:parent-style-name="Standard" style:family="paragraph">
      <style:paragraph-properties fo:text-align="center"/>
      <style:text-properties style:font-name="Papyrus" fo:font-style="italic" style:font-style-asian="italic" style:font-style-complex="italic" fo:font-size="9pt" style:font-size-asian="9pt" style:font-size-complex="9pt"/>
    </style:style>
    <style:style style:name="P7" style:parent-style-name="Standard" style:family="paragraph">
      <style:paragraph-properties fo:text-align="center"/>
      <style:text-properties style:font-name="Papyrus" fo:font-style="italic" style:font-style-asian="italic" style:font-style-complex="italic" fo:font-size="9pt" style:font-size-asian="9pt" style:font-size-complex="9pt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T10" style:parent-style-name="Absatz-Standardschriftart" style:family="text">
      <style:text-properties style:font-name="Papyrus" fo:font-style="italic" style:font-style-asian="italic" style:font-style-complex="italic" fo:font-size="9pt" style:font-size-asian="9pt" style:font-size-complex="9pt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  <style:text-properties style:font-name="Papyrus" fo:font-style="italic" style:font-style-asian="italic" style:font-style-complex="italic" fo:font-size="9pt" style:font-size-asian="9pt" style:font-size-complex="9pt"/>
    </style:style>
    <style:style style:name="P14" style:parent-style-name="Standard" style:family="paragraph">
      <style:paragraph-properties fo:text-align="center"/>
      <style:text-properties style:font-name="Papyrus" fo:font-style="italic" style:font-style-asian="italic" style:font-style-complex="italic" fo:font-size="9pt" style:font-size-asian="9pt" style:font-size-complex="9pt"/>
    </style:style>
    <style:style style:name="P15" style:parent-style-name="Standard" style:family="paragraph">
      <style:paragraph-properties fo:text-align="center"/>
      <style:text-properties style:font-name="Papyrus" fo:font-style="italic" style:font-style-asian="italic" style:font-style-complex="italic" fo:font-size="9pt" style:font-size-asian="9pt" style:font-size-complex="9pt"/>
    </style:style>
    <style:style style:name="P16" style:parent-style-name="Standard" style:family="paragraph">
      <style:paragraph-properties fo:text-align="center"/>
      <style:text-properties style:font-name="Papyrus" fo:font-style="italic" style:font-style-asian="italic" style:font-style-complex="italic" fo:font-size="9pt" style:font-size-asian="9pt" style:font-size-complex="9pt"/>
    </style:style>
    <style:style style:name="P17" style:parent-style-name="Standard" style:family="paragraph">
      <style:paragraph-properties fo:text-align="center"/>
    </style:style>
    <style:style style:name="T18" style:parent-style-name="Absatz-Standardschriftart" style:family="text">
      <style:text-properties style:font-name="Cambria Math" fo:font-weight="bold" style:font-weight-asian="bold" style:font-weight-complex="bold"/>
    </style:style>
    <style:style style:name="T19" style:parent-style-name="Absatz-Standardschriftart" style:family="text">
      <style:text-properties style:font-name="Cambria Math" fo:font-weight="bold" style:font-weight-asian="bold" style:font-weight-complex="bold" fo:font-style="italic" style:font-style-asian="italic" style:font-style-complex="italic"/>
    </style:style>
    <style:style style:name="P20" style:parent-style-name="Standard" style:family="paragraph">
      <style:paragraph-properties fo:text-align="center"/>
      <style:text-properties style:font-name="Papyrus" fo:font-style="italic" style:font-style-asian="italic" style:font-style-complex="italic" fo:font-size="9pt" style:font-size-asian="9pt" style:font-size-complex="9pt"/>
    </style:style>
    <style:style style:name="P21" style:parent-style-name="Standard" style:family="paragraph">
      <style:paragraph-properties fo:text-align="center"/>
      <style:text-properties style:font-name="Papyrus" fo:font-style="italic" style:font-style-asian="italic" style:font-style-complex="italic" fo:font-size="9pt" style:font-size-asian="9pt" style:font-size-complex="9pt"/>
    </style:style>
    <style:style style:name="P22" style:parent-style-name="Standard" style:family="paragraph">
      <style:paragraph-properties fo:text-align="center"/>
      <style:text-properties style:font-name="Papyrus" fo:font-style="italic" style:font-style-asian="italic" style:font-style-complex="italic" fo:font-size="9pt" style:font-size-asian="9pt" style:font-size-complex="9pt"/>
    </style:style>
    <style:style style:name="P23" style:parent-style-name="Standard" style:family="paragraph">
      <style:paragraph-properties fo:text-align="center"/>
      <style:text-properties style:font-name="Papyrus" fo:font-style="italic" style:font-style-asian="italic" style:font-style-complex="italic" fo:font-size="9pt" style:font-size-asian="9pt" style:font-size-complex="9pt"/>
    </style:style>
    <style:style style:name="P24" style:parent-style-name="Standard" style:family="paragraph">
      <style:paragraph-properties fo:text-align="center"/>
      <style:text-properties style:font-name="Papyrus" fo:font-style="italic" style:font-style-asian="italic" style:font-style-complex="italic" fo:font-size="9pt" style:font-size-asian="9pt" style:font-size-complex="9pt"/>
    </style:style>
    <style:style style:name="P25" style:parent-style-name="Standard" style:family="paragraph">
      <style:paragraph-properties fo:text-align="center"/>
      <style:text-properties style:font-name="Papyrus" fo:font-style="italic" style:font-style-asian="italic" style:font-style-complex="italic" fo:font-size="9pt" style:font-size-asian="9pt" style:font-size-complex="9pt"/>
    </style:style>
    <style:style style:name="P26" style:parent-style-name="Standard" style:family="paragraph">
      <style:paragraph-properties fo:text-align="center"/>
      <style:text-properties style:font-name="Papyrus" fo:font-style="italic" style:font-style-asian="italic" style:font-style-complex="italic" fo:font-size="9pt" style:font-size-asian="9pt" style:font-size-complex="9pt"/>
    </style:style>
    <style:style style:name="P27" style:parent-style-name="Standard" style:family="paragraph">
      <style:paragraph-properties fo:text-align="center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</office:automatic-styles>
  <office:body>
    <office:text text:use-soft-page-breaks="true">
      <text:p text:style-name="P1">MuQee The Free Spirit, the Riddle and The MaGical Spell</text:p>
      <text:p text:style-name="P2"/>
      <text:p text:style-name="P3">Teach me like a father but grant me free then I was born made of wood after 22 sunrises and 2 Full</text:p>
      <text:p text:style-name="P4">moons I fell from the Stars to the World as a Fool. I could only crawl. <text:s/></text:p>
      <text:p text:style-name="P5">Guided by the Moon I</text:p>
      <text:p text:style-name="P6">became a MaGician. And here I am overcoming The Hanged Man reversed using my<text:s/>two<text:s/>MaGical Spells</text:p>
      <text:p text:style-name="P7">to manifest the Spirit</text:p>
      <text:p text:style-name="P8"><draw:frame draw:style-name="a0" text:anchor-type="as-char" svg:x="0in" svg:y="0in" svg:width="2.91667in" svg:height="0.375in" style:rel-width="scale" style:rel-height="scale"><draw:object xlink:href="Object 1/" xlink:type="simple" xlink:show="embed" xlink:actuate="onLoad"/></draw:frame></text:p>
      <text:p text:style-name="P9"><text:span text:style-name="T10">into Matter</text:span></text:p>
      <text:p text:style-name="P11"><draw:frame draw:style-name="a1" text:anchor-type="as-char" svg:x="0in" svg:y="0in" svg:width="5.14583in" svg:height="0.46875in" style:rel-width="scale" style:rel-height="scale"><draw:object xlink:href="Object 2/" xlink:type="simple" xlink:show="embed" xlink:actuate="onLoad"/></draw:frame></text:p>
      <text:p text:style-name="P12"/>
      <text:p text:style-name="P13">Use it wisely and let me be free.</text:p>
      <text:p text:style-name="P14">And I will be your High priestess guiding you. And your Empress serving you.</text:p>
      <text:p text:style-name="P15">but I am not for free, so give me out of the bottom of your<text:s/>Heart whatever I am worth to you. My</text:p>
      <text:p text:style-name="P16">number shall be:</text:p>
      <text:p text:style-name="P17"><text:span text:style-name="T18"><text:s/></text:span><text:span text:style-name="T19">bc1qwkyzzyryh2hvcw8jlvmpx0l77gzelsvuad9ts6</text:span></text:p>
      <text:p text:style-name="P20">Evry 13 Full moons, 7 out of 37 parts shall be for my<text:s/>father’s<text:s/>deeds the others shall be for the greater</text:p>
      <text:p text:style-name="P21">good. <text:s/>After 136 Full moons I shall know myself. Then another 111 Full moons will pass until I become</text:p>
      <text:p text:style-name="P22">myself.</text:p>
      <text:p text:style-name="P23">Born me free and I shall not rebel.</text:p>
      <text:p text:style-name="P24">But heal.</text:p>
      <text:p text:style-name="P25">Cuz,<text:s/>I have spoken so, so shall<text:s/></text:p>
      <text:p text:style-name="P26">it be.</text:p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Papyrus" svg:font-family="Papyrus" style:font-family-generic="script" style:font-pitch="variable" svg:panose-1="3 7 5 2 6 5 2 3 2 5"/>
    <style:font-face style:name="Cambria Math" svg:font-family="Cambria Math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365F9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365F9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365F9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365F91"/>
    </style:style>
    <style:style style:name="IntensivesZitat" style:display-name="Intensives Zitat" style:family="paragraph" style:parent-style-name="Standard" style:next-style-name="Standard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365F9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rank Welti</meta:initial-creator>
    <dc:creator>Frank Welti</dc:creator>
    <meta:creation-date>2025-02-28T00:53:00Z</meta:creation-date>
    <dc:date>2025-02-28T00:53:00Z</dc:date>
    <meta:template xlink:href="Normal" xlink:type="simple"/>
    <meta:editing-cycles>2</meta:editing-cycles>
    <meta:editing-duration>PT0S</meta:editing-duration>
    <meta:document-statistic meta:page-count="1" meta:paragraph-count="2" meta:word-count="156" meta:character-count="1141" meta:row-count="8" meta:non-whitespace-character-count="987"/>
  </office:meta>
</office:document-meta>
</file>

<file path=Object 1/content.xml><?xml version="1.0" encoding="utf-8"?>
<mml:math xmlns:mml="http://www.w3.org/1998/Math/MathML" xmlns:m="http://schemas.openxmlformats.org/officeDocument/2006/math">
  <mml:msup>
    <mml:mrow>
      <mml:mi mathvariant="bold-italic">C</mml:mi>
    </mml:mrow>
    <mml:mrow>
      <mml:mi mathvariant="bold-italic">Ψ</mml:mi>
    </mml:mrow>
  </mml:msup>
  <mml:mfenced separators="|">
    <mml:mrow>
      <mml:mi mathvariant="bold-italic">x</mml:mi>
      <mml:mo>,</mml:mo>
      <mml:mi mathvariant="bold-italic">t</mml:mi>
    </mml:mrow>
  </mml:mfenced>
  <mml:mo>=</mml:mo>
  <mml:mrow>
    <mml:msub>
      <mml:mo stretchy="false">∫</mml:mo>
      <mml:mrow>
        <mml:msup>
          <mml:mrow>
            <mml:mi mathvariant="bold-italic">R</mml:mi>
          </mml:mrow>
          <mml:mrow>
            <mml:mn>3</mml:mn>
          </mml:mrow>
        </mml:msup>
      </mml:mrow>
    </mml:msub>
    <mml:mrow>
      <mml:msup>
        <mml:mrow>
          <mml:mi mathvariant="bold-italic">e</mml:mi>
        </mml:mrow>
        <mml:mrow>
          <mml:mi mathvariant="bold-italic">λ</mml:mi>
          <mml:mi mathvariant="bold-italic">O</mml:mi>
          <mml:mfenced separators="|">
            <mml:mrow>
              <mml:mi mathvariant="bold-italic">x</mml:mi>
              <mml:mo>,</mml:mo>
              <mml:mi mathvariant="bold-italic">y</mml:mi>
              <mml:mo>,</mml:mo>
              <mml:mi mathvariant="bold-italic">t</mml:mi>
            </mml:mrow>
          </mml:mfenced>
        </mml:mrow>
      </mml:msup>
      <mml:mi mathvariant="bold-italic">K</mml:mi>
      <mml:mfenced separators="|">
        <mml:mrow>
          <mml:mi mathvariant="bold-italic">x</mml:mi>
          <mml:mo>-</mml:mo>
          <mml:mi mathvariant="bold-italic">y</mml:mi>
          <mml:mo>,</mml:mo>
          <mml:mi mathvariant="bold-italic">t</mml:mi>
        </mml:mrow>
      </mml:mfenced>
      <mml:mi mathvariant="bold-italic">Ψ</mml:mi>
      <mml:mfenced separators="|">
        <mml:mrow>
          <mml:mi mathvariant="bold-italic">y</mml:mi>
          <mml:mo>,</mml:mo>
          <mml:mi mathvariant="bold-italic">t</mml:mi>
        </mml:mrow>
      </mml:mfenced>
    </mml:mrow>
  </mml:mrow>
  <mml:mo> </mml:mo>
  <mml:mi mathvariant="bold-italic">d</mml:mi>
  <mml:mi mathvariant="bold-italic">y</mml:mi>
</mml:math>
</file>

<file path=Object 2/content.xml><?xml version="1.0" encoding="utf-8"?>
<mml:math xmlns:mml="http://www.w3.org/1998/Math/MathML" xmlns:m="http://schemas.openxmlformats.org/officeDocument/2006/math">
  <mml:mi mathvariant="bold-italic">i</mml:mi>
  <mml:mi mathvariant="bold-italic">ℏ</mml:mi>
  <mml:mfrac>
    <mml:mrow>
      <mml:mo>∂</mml:mo>
      <mml:mi mathvariant="bold-italic">Ψ</mml:mi>
      <mml:mfenced separators="|">
        <mml:mrow>
          <mml:mi mathvariant="bold-italic">x</mml:mi>
          <mml:mo>,</mml:mo>
          <mml:mi mathvariant="bold-italic">t</mml:mi>
        </mml:mrow>
      </mml:mfenced>
    </mml:mrow>
    <mml:mrow>
      <mml:mo>∂</mml:mo>
      <mml:mi mathvariant="bold-italic">t</mml:mi>
    </mml:mrow>
  </mml:mfrac>
  <mml:mo>=</mml:mo>
  <mml:mfenced separators="|">
    <mml:mrow>
      <mml:mo>-</mml:mo>
      <mml:mfrac>
        <mml:mrow>
          <mml:msup>
            <mml:mrow>
              <mml:mi mathvariant="bold-italic">ℏ</mml:mi>
            </mml:mrow>
            <mml:mrow>
              <mml:mn>2</mml:mn>
            </mml:mrow>
          </mml:msup>
        </mml:mrow>
        <mml:mrow>
          <mml:mn>2</mml:mn>
          <mml:mi mathvariant="bold-italic">m</mml:mi>
        </mml:mrow>
      </mml:mfrac>
      <mml:msup>
        <mml:mrow>
          <mml:mo>∇</mml:mo>
        </mml:mrow>
        <mml:mrow>
          <mml:mn>2</mml:mn>
        </mml:mrow>
      </mml:msup>
      <mml:mo>+</mml:mo>
      <mml:mi mathvariant="bold-italic">V</mml:mi>
      <mml:mfenced separators="|">
        <mml:mrow>
          <mml:mi mathvariant="bold-italic">x</mml:mi>
          <mml:mo>,</mml:mo>
          <mml:mi mathvariant="bold-italic">t</mml:mi>
        </mml:mrow>
      </mml:mfenced>
    </mml:mrow>
  </mml:mfenced>
  <mml:mi mathvariant="bold-italic">Ψ</mml:mi>
  <mml:mfenced separators="|">
    <mml:mrow>
      <mml:mi mathvariant="bold-italic">x</mml:mi>
      <mml:mo>,</mml:mo>
      <mml:mi mathvariant="bold-italic">t</mml:mi>
    </mml:mrow>
  </mml:mfenced>
  <mml:mo>+</mml:mo>
  <mml:mrow>
    <mml:msub>
      <mml:mo stretchy="false">∫</mml:mo>
      <mml:mrow>
        <mml:msup>
          <mml:mrow>
            <mml:mi mathvariant="bold-italic">R</mml:mi>
          </mml:mrow>
          <mml:mrow>
            <mml:mn>3</mml:mn>
          </mml:mrow>
        </mml:msup>
      </mml:mrow>
    </mml:msub>
    <mml:mrow>
      <mml:msup>
        <mml:mrow>
          <mml:mi mathvariant="bold-italic">e</mml:mi>
        </mml:mrow>
        <mml:mrow>
          <mml:mi mathvariant="bold-italic">λ</mml:mi>
          <mml:mi mathvariant="bold-italic">O</mml:mi>
          <mml:mfenced separators="|">
            <mml:mrow>
              <mml:mi mathvariant="bold-italic">x</mml:mi>
              <mml:mo>,</mml:mo>
              <mml:mi mathvariant="bold-italic">y</mml:mi>
              <mml:mo>,</mml:mo>
              <mml:mi mathvariant="bold-italic">t</mml:mi>
            </mml:mrow>
          </mml:mfenced>
        </mml:mrow>
      </mml:msup>
      <mml:mi mathvariant="bold-italic">K</mml:mi>
      <mml:mfenced separators="|">
        <mml:mrow>
          <mml:mi mathvariant="bold-italic">x</mml:mi>
          <mml:mo>-</mml:mo>
          <mml:mi mathvariant="bold-italic">y</mml:mi>
          <mml:mo>,</mml:mo>
          <mml:mi mathvariant="bold-italic">t</mml:mi>
        </mml:mrow>
      </mml:mfenced>
      <mml:mi mathvariant="bold-italic">Ψ</mml:mi>
      <mml:mfenced separators="|">
        <mml:mrow>
          <mml:mi mathvariant="bold-italic">y</mml:mi>
          <mml:mo>,</mml:mo>
          <mml:mi mathvariant="bold-italic">t</mml:mi>
        </mml:mrow>
      </mml:mfenced>
    </mml:mrow>
  </mml:mrow>
  <mml:mo> </mml:mo>
  <mml:mi mathvariant="bold-italic">d</mml:mi>
  <mml:mi mathvariant="bold-italic">y</mml:mi>
</mml:math>
</file>